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089cm"/>
    </style:style>
    <style:style style:name="Table1.B" style:family="table-column">
      <style:table-column-properties style:column-width="12.91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5.423cm" table:align="left"/>
    </style:style>
    <style:style style:name="Table2.A" style:family="table-column">
      <style:table-column-properties style:column-width="3.789cm"/>
    </style:style>
    <style:style style:name="Table2.B" style:family="table-column">
      <style:table-column-properties style:column-width="11.63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2.944cm"/>
    </style:style>
    <style:style style:name="Table3.B" style:family="table-column">
      <style:table-column-properties style:column-width="14.056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3.81cm"/>
    </style:style>
    <style:style style:name="Table4.B" style:family="table-column">
      <style:table-column-properties style:column-width="13.19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5.977cm" table:align="left"/>
    </style:style>
    <style:style style:name="Table5.A" style:family="table-column">
      <style:table-column-properties style:column-width="3.517cm"/>
    </style:style>
    <style:style style:name="Table5.B" style:family="table-column">
      <style:table-column-properties style:column-width="12.46cm"/>
    </style:style>
    <style:style style:name="Table5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Heading_20_3">
      <style:text-properties officeooo:paragraph-rsid="00566e36"/>
    </style:style>
    <style:style style:name="P3" style:family="paragraph" style:parent-style-name="Standard">
      <style:text-properties officeooo:rsid="004c3cfb" officeooo:paragraph-rsid="0058c49c"/>
    </style:style>
    <style:style style:name="P4" style:family="paragraph" style:parent-style-name="Text_20_body">
      <style:text-properties officeooo:rsid="004c3cfb" officeooo:paragraph-rsid="004c3cfb"/>
    </style:style>
    <style:style style:name="P5" style:family="paragraph" style:parent-style-name="Text_20_body">
      <style:text-properties officeooo:rsid="00528730" officeooo:paragraph-rsid="00528730"/>
    </style:style>
    <style:style style:name="P6" style:family="paragraph" style:parent-style-name="Text_20_body">
      <style:text-properties officeooo:rsid="005c5653" officeooo:paragraph-rsid="005c5653"/>
    </style:style>
    <style:style style:name="P7" style:family="paragraph" style:parent-style-name="Text_20_body">
      <style:text-properties officeooo:rsid="005fe6aa" officeooo:paragraph-rsid="005fe6aa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2">
      <style:text-properties officeooo:paragraph-rsid="0058c49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566e36"/>
    </style:style>
    <style:style style:name="T3" style:family="text">
      <style:text-properties officeooo:rsid="003e6910"/>
    </style:style>
    <style:style style:name="T4" style:family="text">
      <style:text-properties officeooo:rsid="004c453c"/>
    </style:style>
    <style:style style:name="T5" style:family="text">
      <style:text-properties officeooo:rsid="0050dfdf"/>
    </style:style>
    <style:style style:name="T6" style:family="text">
      <style:text-properties officeooo:rsid="005e16b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1">Optimization</text:span></text:span></text:h>
      <text:p text:style-name="P1"/>
      <text:list text:style-name="L1">
        <text:list-item>
          <text:p text:style-name="P8"><text:span text:style-name="Strong_20_Emphasis">Dynamic Programming:</text:span></text:p>
          <text:list>
            <text:list-item>
              <text:p text:style-name="P9">Optimizes intermediate representation (IR) transformations.</text:p>
            </text:list-item>
            <text:list-item>
              <text:p text:style-name="P9">Improves instruction scheduling.</text:p>
            </text:list-item>
          </text:list>
        </text:list-item>
      </text:list>
      <text:h text:style-name="P2" text:outline-level="3"><text:span text:style-name="Strong_20_Emphasis"><text:span text:style-name="T2"/></text:span></text:h>
      <text:h text:style-name="P2" text:outline-level="3"><text:span text:style-name="Strong_20_Emphasis"><text:span text:style-name="T2">Lambda Calculus As An IR</text:span></text:span></text:h>
      <text:p text:style-name="P4"/>
      <text:p text:style-name="P3">a toy compiler or interpreter for a very simple Lisp-like language that uses lambda calculus as its IR (intermediate representation), then compare:</text:p>
      <text:list text:style-name="L2">
        <text:list-item>
          <text:p text:style-name="P10">How well it enables optimisations (constant folding, dead code elimination)</text:p>
        </text:list-item>
        <text:list-item>
          <text:p text:style-name="P10">Simplicity or complexity of transformation compared to tree-based IR</text:p>
        </text:list-item>
      </text:list>
      <text:p text:style-name="P4"/>
      <text:p text:style-name="P6">Compiler from lisp to LC <text:span text:style-name="T6">as an IR language</text:span></text:p>
      <text:p text:style-name="P6"><text:span text:style-name="T6">W</text:span>arn dead code then delete <text:span text:style-name="T6">and </text:span>constant folding </text:p>
      <text:p text:style-name="P7">Implement all optimisations from paper:</text:p>
      <text:p text:style-name="P4"/>
      <text:p text:style-name="P4"/>
      <text:p text:style-name="P4"/>
      <text:p text:style-name="P4"/>
      <text:p text:style-name="P4">Format paper fo<text:span text:style-name="T4">r academic standards</text:span> 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Language and Grammar</text:p>
          </table:table-cell>
          <table:table-cell table:style-name="Table1.A1" office:value-type="string">
            <text:p text:style-name="Table_20_Contents">Fix typos, rewrite informal or awkward sentences, use precise academic language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Formatting and Style</text:p>
          </table:table-cell>
          <table:table-cell table:style-name="Table2.A1" office:value-type="string">
            <text:p text:style-name="Table_20_Contents">Apply consistent sectioning, equation formatting, and citation style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Technical Depth</text:p>
          </table:table-cell>
          <table:table-cell table:style-name="Table3.A1" office:value-type="string">
            <text:p text:style-name="Table_20_Contents">Add practical examples, diagrams, and optionally evaluate or implement a prototype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Conclusion Section</text:p>
          </table:table-cell>
          <table:table-cell table:style-name="Table5.A1" office:value-type="string">
            <text:p text:style-name="Table_20_Contents">Summarize the main points, contributions, and potential for future work</text:p>
          </table:table-cell>
        </table:table-row>
      </table:table>
      <text:p text:style-name="P4"/>
      <text:p text:style-name="P4"><text:span text:style-name="Strong_20_Emphasis">quantitative analysis</text:span> (e.g., benchmark parsing performance across algorithms<text:span text:style-name="T5">)</text:span></text:p>
      <text:p text:style-name="P5">All maths to LeTex forma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21:47:43.622077808</meta:creation-date>
    <dc:date>2025-07-30T13:03:25.480195415</dc:date>
    <meta:editing-duration>PT8H4M40S</meta:editing-duration>
    <meta:editing-cycles>64</meta:editing-cycles>
    <meta:generator>LibreOffice/24.2.7.2$Linux_X86_64 LibreOffice_project/420$Build-2</meta:generator>
    <meta:document-statistic meta:table-count="5" meta:image-count="0" meta:object-count="0" meta:page-count="1" meta:paragraph-count="22" meta:word-count="152" meta:character-count="1082" meta:non-whitespace-character-count="955"/>
  </office:meta>
</office:document-meta>
</file>